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Contents_20_3">
      <style:paragraph-properties>
        <style:tab-stops>
          <style:tab-stop style:position="6.3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officeooo:rsid="00172f4b" style:font-size-asian="11pt" style:font-size-complex="11pt"/>
    </style:style>
    <style:style style:name="T6" style:family="text">
      <style:text-properties fo:font-size="11pt" officeooo:rsid="00184b40"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MapperDao tutorial<text:tab/>2</text:p>
          <text:p text:style-name="P2">Downloading the source files<text:tab/>2</text:p>
          <text:p text:style-name="P2">Setting up the database connection and initializing mapperdao<text:tab/>2</text:p>
          <text:p text:style-name="P2">Creating a simple model<text:tab/>3</text:p>
          <text:p text:style-name="P2">Extending the domain model by adding attributes to products<text:tab/>7</text:p>
          <text:p text:style-name="P2">Adding categories to our products<text:tab/>10</text:p>
        </text:index-body>
      </text:table-of-content>
      <text:h text:style-name="P4" text:outline-level="1"/>
      <text:p text:style-name="Text_20_body">Changes:</text:p>
      <text:p text:style-name="Text_20_body">5/10/2012<text:tab/>:<text:tab/>updated for mapperdao 1.0.0-rc15 or newer</text:p>
      <text:h text:style-name="P5"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draw:z-index="17"><draw:text-box fo:min-height="0.6728in" fo:min-width="6.5752in"><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0.6728in" fo:min-width="6.5752in"><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0.9138in" fo:min-width="6.5752in"><text:p text:style-name="Standard"><text:span text:style-name="Example"><text:span text:style-name="T4">val entities = List(ProductEntity)</text:span></text:span></text:p><text:p text:style-name="Standard"><text:span text:style-name="Example"><text:span text:style-name="T4">val (jdbc, mapperDao, queryDao,txManager) = Setup.postGreSql(dataSource, entities)</text:span></text:span></text:p></draw:text-box></draw:frame></text:p>
      <text:p text:style-name="Standard">jdbc:Jdbc can be used to do low level queries/updates to the database. mapperDao:MapperDao can be used to insert/update/select/delete entities and queryDao to query for entities. txManager:PlatformTransactionManager takes care of transactions. The 'val entities' is a list of our entities, currently just ProductEntity.</text:p>
      <text:p text:style-name="Standard"><text:soft-page-break/>For more information on configuring mapperdao, please see <text:a xlink:type="simple" xlink:href="https://code.google.com/p/mapperdao/wiki/SetupDaos">https://code.google.com/p/mapperdao/wiki/SetupDaos</text:a></text:p>
      <text:p text:style-name="Standard"/>
      <text:p text:style-name="Standard">MapperDao, QueryDao and txManager are low level data access components. Later on we'll see how we can create dao's using those along with a few mixin traits.</text:p>
      <text:p text:style-name="Standard"/>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348in" fo:min-width="6.5752in"><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1.0917in" fo:min-width="6.5752in"><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surrogate id but our domain class doesn't. The id is a property of the database. Only a persisted entity contains an id. And that's also how mapperdao works. When an entity is loaded from the database, it will acquire the id via the SurrogateIntId trait. (or SurrogateLongId for entities with surrogate long id but please note that this mechanism is extensible and new traits can be used). Alternatively, if the id is not autogenerated, then it can be a field of the domain class but for this example we will use autogenerated id's. The id will be available whenever an entity is inserted or loaded from the database.</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 tools use. It maps all the columns and also contains a constructor method which is responsible for constructing instances of the entity.</text:p>
      <text:p text:style-name="Standard"><draw:frame draw:style-name="fr1" draw:name="Frame14" text:anchor-type="paragraph" draw:z-index="13"><draw:text-box fo:min-height="1.0917in" fo:min-width="6.5752in"><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SurrogateIntId, Product] {</text:span></text:span></text:p><text:p text:style-name="Standard"><text:span text:style-name="Example"><text:span text:style-name="T4"><text:tab/>val </text:span></text:span><text:span text:style-name="Example"><text:span text:style-name="T7">id</text:span></text:span><text:span text:style-name="Example"><text:span text:style-name="T4"> = key("id") autogenerated (_.id)</text:span></text:span></text:p><text:p text:style-name="Standard"><text:span text:style-name="Example"><text:span text:style-name="T4"><text:tab/>val </text:span></text:span><text:span text:style-name="Example"><text:span text:style-name="T7">title</text:span></text:span><text:span text:style-name="Example"><text:span text:style-name="T4"> = column("title") to (_.title)</text:span></text:span></text:p><text:p text:style-name="Standard"><text:span text:style-name="Example"><text:span text:style-name="T4"><text:tab/>val </text:span></text:span><text:span text:style-name="Example"><text:span text:style-name="T7">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7">constructor</text:span></text:span><text:span text:style-name="Example"><text:span text:style-name="T4">(implicit m:ValuesMap) = new Product(title, description) with </text:span></text:span><text:span text:style-name="Example"><text:span text:style-name="T5">Stored</text:span></text:span><text:span text:style-name="Example"><text:span text:style-name="T4">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oft-page-break/><text:span text:style-name="Example"/></text:p>
      <text:p text:style-name="Standard">The entity extends Entity[Int,SurrogateIntId,Product]. This means that the entity is of type [Product] but when loaded it is of type [Product with SurrogateIntId]. SurrogateIntId adds the 'id' field to the domain class. The primary key is of type Int.</text:p>
      <text:p text:style-name="Standard"/>
      <text:p text:style-name="Standard">The first mapping is the mapping of id column. It is an autogenerated key and it maps to Product.id column and Product.id field of [Product with SurrogateIntId]. The field value is retrieved by the _.id function.</text:p>
      <text:p text:style-name="Standard"/>
      <text:p text:style-name="Standard"><text:span text:style-name="Example"><text:span text:style-name="T4">val </text:span></text:span><text:span text:style-name="Example"><text:span text:style-name="T7">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7">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7">constructor</text:span></text:span><text:span text:style-name="Example"><text:span text:style-name="T4">(implicit m:ValuesMap) = new Product(title, description) with </text:span></text:span><text:span text:style-name="Example"><text:span text:style-name="T6">Stored</text:span></text:span><text:span text:style-name="Example"><text:span text:style-name="T4">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text:p>
      <text:p text:style-name="Standard"/>
      <text:p text:style-name="Standard">The constructor creates a new Product with SurrogateIntId. <text:s/>SurrogateIntId provides the id field which gets it's value from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SurrogateIntId (or SurrogateLongId) mixed in, which again is correct since now the entity is persisted and hence contains an autogenerated id.</text:p>
      <text:p text:style-name="Standard"/>
      <text:p text:style-name="Standard">The entity object seems a bit verbose compared to other ORM tools. But this allows us a great deal of flexibility later on as we can refer to columns via their mapping, i.e. in queries we can refer to <text:soft-page-break/>ProductEntity.title or even better if we 'val p=ProductEntity' then we can refer to it via p.title. Also the constructor gives us a great deal of functionality as we can transform the data as we wish, i.e. m(title).toLowerCase, order related data according to their id, convert database columns to objects, intern and so on. We will see some of those capabilities later on in this tutorial.</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0.7in" fo:min-width="6.5752in"><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MapperDao provides insert,select,update,merge and delete methods but those are low level. Effectively we'll need to create dao for CRUD, querying and other data operations on each one of our entities. We can use mapperDao and queryDao to create custom dao's but also we can take advantage of the library's mixin traits which provide create, retrieve, update, merge, delete (CRUD) methods and utility methods i.e. all() which retrieves all entities from the database. Those mixins can be transactional or non-transactional:</text:p>
      <text:p text:style-name="Standard"/>
      <text:p text:style-name="Standard"><draw:frame draw:style-name="fr1" draw:name="Frame12" text:anchor-type="paragraph" draw:z-index="11"><draw:text-box fo:min-height="1.1862in" fo:min-width="6.5701in"><text:p text:style-name="Standard"><text:span text:style-name="Example">abstract class ProductsDao </text:span></text:p><text:p text:style-name="Standard"><text:span text:style-name="Example"><text:tab/>extends TransactionalSurrogateIntIdCRUD[Product] </text:span></text:p><text:p text:style-name="Standard"><text:span text:style-name="Example"><text:tab/>with Surrogate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SurrogateIntIdAll trait) and paginate the data. Of course it is not hard at all to replicate this functionality using queryDao and mapperDao, but the traits certainly help. </text:p>
      <text:p text:style-name="Standard"/>
      <text:p text:style-name="Standard">These are some of the methods that ProductsDao aquire from the mixins:</text:p>
      <text:p text:style-name="Standard"/>
      <text:p text:style-name="Standard"><text:span text:style-name="Example">// inserts a product into the database and returns a </text:span></text:p>
      <text:p text:style-name="Standard"><text:span text:style-name="Example">// Product with SurrogateIntId</text:span></text:p>
      <text:p text:style-name="Standard"><text:span text:style-name="Example">create(product):Product with SurrogateIntId </text:span></text:p>
      <text:p text:style-name="Standard"><text:span text:style-name="Example"/></text:p>
      <text:p text:style-name="Standard"><text:span text:style-name="Example">// updates a product – if product is mutable</text:span></text:p>
      <text:p text:style-name="Standard"><text:span text:style-name="Example">update(product with IntId): Product with SurrogateIntId</text:span></text:p>
      <text:p text:style-name="Standard"><text:span text:style-name="Example"/></text:p>
      <text:p text:style-name="Standard"><text:span text:style-name="Example">// updates oldProduct to it's newProduct value – for immutable classes</text:span></text:p>
      <text:p text:style-name="Standard"><text:span text:style-name="Example">update(oldProduct,newProduct): Product with SurrogateIntId</text:span></text:p>
      <text:p text:style-name="Standard"><text:span text:style-name="Example"/></text:p>
      <text:p text:style-name="Standard"><text:span text:style-name="Example">// merges (reads the entity and updates it to newProduct)</text:span></text:p>
      <text:p text:style-name="Standard"><text:span text:style-name="Example">merge(newProduct,id)</text:span></text:p>
      <text:p text:style-name="Standard"><text:span text:style-name="Example"/></text:p>
      <text:p text:style-name="Standard"><text:span text:style-name="Example">// retrieve a product by it's id</text:span></text:p>
      <text:p text:style-name="Standard"><text:span text:style-name="Example">retrieve(pk:Int):Product with SurrogateIntId</text:span></text:p>
      <text:p text:style-name="Standard"><text:span text:style-name="Example"/></text:p>
      <text:p text:style-name="Standard"><text:span text:style-name="Example">// delete a product</text:span></text:p>
      <text:p text:style-name="Standard"><text:span text:style-name="Example">delete(Product with SurrogateIntId):Product</text:span></text:p>
      <text:p text:style-name="Standard"><text:soft-page-break/><text:span text:style-name="Example"/></text:p>
      <text:p text:style-name="Standard"><text:span text:style-name="Example">// delete a product by it's id</text:span></text:p>
      <text:p text:style-name="Standard"><text:span text:style-name="Example">delete(id:Int):Unit</text:span></text:p>
      <text:p text:style-name="Standard"><text:span text:style-name="Example"/></text:p>
      <text:p text:style-name="Standard"><text:span text:style-name="Example">// returns all products</text:span></text:p>
      <text:p text:style-name="Standard"><text:span text:style-name="Example">all:List[Product with SurrogateIntId] </text:span></text:p>
      <text:p text:style-name="Standard"><text:span text:style-name="Example"/></text:p>
      <text:p text:style-name="Standard"><text:span text:style-name="Example">// returns the number of all products</text:span></text:p>
      <text:p text:style-name="Standard"><text:span text:style-name="Example">countAll</text:span></text:p>
      <text:p text:style-name="Standard"><text:span text:style-name="Example"/></text:p>
      <text:p text:style-name="Standard"><text:span text:style-name="Example">// returns a page of products</text:span></text:p>
      <text:p text:style-name="Standard"><text:span text:style-name="Example">page(pageNumber,rowsPerPage):List[Product with SurrogateIntId]</text:span></text:p>
      <text:p text:style-name="Standard"><text:span text:style-name="Example"/></text:p>
      <text:p text:style-name="Standard">It is worth having a peek on the source of those traits. Each of these methods is not more than 2 lines long and gives a good idea on how mapperDao and queryDao can be used to create extra functionality. In addition, there are other traits for the most common primary keys but also all of them inherit from CRUD and TransactionalCRUD and hence all kinds of dao's can be implemented using those traits.</text:p>
      <text:p text:style-name="Standard"/>
      <text:p text:style-name="Standard">Now we can instantiate our dao and inject it's dependencies.</text:p>
      <text:p text:style-name="Standard"><draw:frame draw:style-name="fr1" draw:name="Frame11" text:anchor-type="paragraph" draw:z-index="10"><draw:text-box fo:min-height="0.1965in" fo:min-width="0.7874in"><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The dao will insert the entity and also insert/update any related entities as necessary, all transactionally due to the TransactionalCRUD mixin. Same goes for retrieving data, mapperdao will fetch all related entities from the database, but please note that this is configurable, i.e. only some related entities might be configured to be inserted, updated or retrieved, or even all/some of the related entities can be lazy-loaded. Please look at <text:a xlink:type="simple" xlink:href="https://code.google.com/p/mapperdao/wiki/ConfigurableCRUD">https://code.google.com/p/mapperdao/wiki/ConfigurableCRUD</text:a> and <text:a xlink:type="simple" xlink:href="https://code.google.com/p/mapperdao/wiki/LazyLoading">https://code.google.com/p/mapperdao/wiki/LazyLoading</text:a> for more information. </text:p>
      <text:p text:style-name="Standard"/>
      <text:p text:style-name="Standard">A note about transactions: mapperdao is based on spring framework's jdbc/transactions API. By default the transactional mixin traits are configured to create a transaction, if no transaction was already available. I.e. if a transaction was already created (say, on the service layer) then that transaction will be active when the dao methods are executed. If no transaction was created then a new one will be created. Please look at <text:a xlink:type="simple" xlink:href="https://code.google.com/p/mapperdao/wiki/Transactions">https://code.google.com/p/mapperdao/wiki/Transactions</text:a> for more information. The non-transactional mixin traits will not create a transaction but will use one if available.</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product.copy(title=”new title”) will create a copy of the product entity with a different title. For mutable entities, if the entity is mutated then a productsDao.update(entity) will do.</text:p>
      <text:p text:style-name="Standard"/>
      <text:p text:style-name="Standard">Lets see an example of some operations:</text:p>
      <text:p text:style-name="Standard"><draw:frame draw:style-name="fr1" draw:name="Frame10" text:anchor-type="paragraph" draw:z-index="9"><draw:text-box fo:min-height="0.1965in" fo:min-width="0.7874in"><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retrieve(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Surrogate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oft-page-break/><text:span text:style-name="Example"/></text:p>
      <text:p text:style-name="Standard">MapperDao contains strong support for pagination in all supported databases. We can fetch a page of all the data for an entity or a page of data on that same entity.</text:p>
      <text:p text:style-name="Standard"/>
      <text:p text:style-name="Standard">Back to queryDao now, we can also do all short of queries using the query DSL.</text:p>
      <text:p text:style-name="Standard"/>
      <text:p text:style-name="Standard"><draw:frame draw:style-name="fr1" draw:name="Frame9" text:anchor-type="paragraph" draw:z-index="8"><draw:text-box fo:min-height="1.0917in" fo:min-width="6.5646in"><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SurrogateIntId]</text:span></text:p><text:p text:style-name="Standard"><text:span text:style-name="Example"/></text:p><text:p text:style-name="Standard"><text:span text:style-name="Example">// … or</text:span></text:p><text:p text:style-name="Standard"><text:span text:style-name="Example">(</text:span></text:p><text:p text:style-name="Standard"><text:span text:style-name="Example"><text:tab/>select </text:span></text:p><text:p text:style-name="Standard"><text:span text:style-name="Example"><text:tab/>from ProductEntity </text:span></text:p><text:p text:style-name="Standard"><text:span text:style-name="Example"><text:tab/>where ProductEntity.title like “jean%”</text:span></text:p><text:p text:style-name="Standard"><text:span text:style-name="Example">).toList(queryDao) </text:span><text:span text:style-name="Example">// returns List[Product with SurrogateIntId]</text:span></text:p></draw:text-box></draw:frame></text:p>
      <text:p text:style-name="Standard">It might be better to alias ProductEntity so that our query is more readable:</text:p>
      <text:h text:style-name="Heading_20_3" text:outline-level="3"><draw:frame draw:style-name="fr1" draw:name="Frame8" text:anchor-type="paragraph" draw:z-index="7"><draw:text-box fo:min-height="2.0638in" fo:min-width="6.5957in"><text:p text:style-name="Standard"><text:span text:style-name="Example">import com.googlecode.mapperdao.Query._</text:span></text:p><text:p text:style-name="Standard"><text:span text:style-name="Example"/></text:p><text:p text:style-name="Standard"><text:span text:style-name="Example">// create the 'pe' alias</text:span></text:p><text:p text:style-name="Standard"><text:span text:style-name="Example">val pe=ProductEntity</text:span></text:p><text:p text:style-name="Standard"><text:span text:style-name="Example"/></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Surrogate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extra information for the products. For a start, our products have attributes, an attribute been a key/value pair. Each product can have 1 or more attributes and attributes are shared by products. i.e. many products can have the attribute colour=red. We'll create this as a many-to-many relationship. Lets <text:soft-page-break/>see our extended domain model:</text:p>
      <text:p text:style-name="Standard"><draw:frame draw:style-name="fr1" draw:name="Frame7" text:anchor-type="paragraph" draw:z-index="6"><draw:text-box fo:min-height="1.3638in" fo:min-width="6.5854in"><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1965in" fo:min-width="0.7874in"><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draw:z-index="4"><draw:text-box fo:min-height="0.1965in" fo:min-width="0.7874in"><text:p text:style-name="Standard"/><text:p text:style-name="Standard"><text:span text:style-name="Example">object ProductEntity extends Entity[Int,Surrogat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ValuesMap) = new Product(title, </text:span></text:p><text:p text:style-name="Standard"><text:span text:style-name="Example"><text:tab/><text:tab/>description, <text:s/></text:span><text:span text:style-name="Example"><text:span text:style-name="T1">attributes</text:span></text:span><text:span text:style-name="Example">) with SurrogateIntI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 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1965in" fo:min-width="0.7874in"><text:p text:style-name="Standard"><text:span text:style-name="Example">object </text:span><text:span text:style-name="Example"><text:span text:style-name="T1">AttributeEntity</text:span></text:span><text:span text:style-name="Example"> extends Entity[Int,Surrogate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ValuesMap) = new Attribute(name, value) with SurrogateIntI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oft-page-break/><text:span text:style-name="Example"/></text:p>
      <text:p text:style-name="Standard">It will be useful to create a dao for attributes. This way we can add methods to get or create an attribute if it doesn't already exist into the database. That will come handy since we then can easily retrieve/create attributes.</text:p>
      <text:p text:style-name="Standard"><draw:frame draw:style-name="fr2" draw:name="Frame3" text:anchor-type="paragraph" draw:z-index="2"><draw:text-box fo:min-height="0.1965in" fo:min-width="0.7874in"><text:p text:style-name="Standard"><text:span text:style-name="Example">abstract class AttributesDao extends </text:span></text:p><text:p text:style-name="Standard"><text:span text:style-name="Example"><text:tab/><text:tab/>TransactionalSurrogate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 returns </text:span><text:span text:style-name="Example"><text:span text:style-name="T3">Attribute with SurrogateIntId</text:span></text:span></text:p><text:p text:style-name="Standard"><text:span text:style-name="Example"><text:tab/></text:span><text:span text:style-name="Example"><text:span text:style-name="T1">def getOrCreate(name: String, value: String)</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SurrogateIntIdCRUD trait. The return value of create(Attribute(name, value)) is an Attribute with SurrogateIntId. Hence if the attribute originally exists or doesn't exist, it will be available in the database when this method returns.</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1965in" fo:min-width="0.7874in"><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rformance”,”slow”)))</text:span></text:p></draw:text-box></draw:frame><text:soft-page-break/></text:p>
      <text:p text:style-name="Standard">Finally, having our entities sorted out, we can do various queries, always importing Query._ so that the query DSL is in scope:</text:p>
      <text:p text:style-name="Standard"/>
      <text:p text:style-name="Standard"><draw:frame draw:style-name="fr2" draw:name="Frame1" text:anchor-type="paragraph" draw:z-index="0"><draw:text-box fo:min-height="0.1965in" fo:min-width="0.7874in"><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SurrogateIntId]</text:span></text:p><text:p text:style-name="Standard"><text:span text:style-name="Example">val l=queryDao.query(select from p) </text:span></text:p><text:p text:style-name="Standard"><text:span text:style-name="Example"/></text:p><text:p text:style-name="Standard"><text:span text:style-name="Example">// get a List[Product with </text:span><text:span text:style-name="Example">Surrogate</text:span><text:span text:style-name="Example">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product will belong to one or more of them. This can be mapped with a many-to-many relationship. But also each category can have a parent category. For example category 46'' TV's will have TV's as <text:soft-page-break/>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2.6472in" fo:min-width="6.552in"><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p>
      <text:p text:style-name="Standard">Lets now modify our domain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2.6472in" fo:min-width="6.552in"><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draw:z-index="20"><draw:text-box fo:min-height="2.6472in" fo:min-width="6.552in"><text:p text:style-name="Standard"><text:span text:style-name="Example">object ProductEntity extends Entity[Int,</text:span><text:span text:style-name="Example">Surrogate</text:span><text:span text:style-name="Exampl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SurrogateIntI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text:span><text:span text:style-name="Example">Surrogate</text:span><text:span text:style-name="Example">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Surrogate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text:span></text:span><text:span text:style-name="Example"><text:span text:style-name="T3">Surrogate</text:span></text:span><text:span text:style-name="Example"><text:span text:style-name="T3">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_.name&lt;_.name)</text:span></text:span><text:span text:style-name="Example"><text:span text:style-name="T3">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Now we are ready to create CategoryDao. Except from the CRUD methods that will be mixed in by <text:s/><text:soft-page-break/>the TransactionalCRUD trait, we also need methods to create hierarchies of categories. </text:p>
      <text:p text:style-name="P1"/>
      <text:p text:style-name="P1"><draw:frame draw:style-name="fr2" draw:name="Frame22" text:anchor-type="paragraph" draw:z-index="21"><draw:text-box fo:min-height="2.6472in" fo:min-width="6.552in"><text:p text:style-name="Standard"><text:span text:style-name="Example">abstract class CategoriesDao extends </text:span></text:p><text:p text:style-name="Standard"><text:span text:style-name="Example"><text:tab/>Transactional</text:span><text:span text:style-name="Example">Surrogate</text:span><text:span text:style-name="Example">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2.1181in" fo:min-width="6.7429in"><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3-03-18T21:33:40</dc:date>
    <meta:editing-duration>P2DT16H52M34S</meta:editing-duration>
    <meta:editing-cycles>385</meta:editing-cycles>
    <meta:generator>LibreOffice/3.6$Linux_X86_64 LibreOffice_project/360m1$Build-2</meta:generator>
    <meta:document-statistic meta:table-count="0" meta:image-count="0" meta:object-count="0" meta:page-count="14" meta:paragraph-count="347" meta:word-count="3445" meta:character-count="24060" meta:non-whitespace-character-count="20676"/>
  </office:meta>
</office:document-meta>
</file>